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ing_20_1">
      <style:text-properties fo:language="cs" fo:country="CZ" style:script-type="latin"/>
    </style:style>
    <style:style style:name="P2" style:family="paragraph" style:parent-style-name="Heading_20_2">
      <style:text-properties fo:language="cs" fo:country="CZ" style:script-type="latin"/>
    </style:style>
    <style:style style:name="P3" style:family="paragraph" style:parent-style-name="Text_20_body">
      <style:text-properties fo:language="cs" fo:country="CZ" style:script-type="latin"/>
    </style:style>
    <style:style style:name="P4" style:family="paragraph" style:parent-style-name="Standard">
      <style:text-properties fo:language="cs" fo:country="CZ" style:script-type="latin"/>
    </style:style>
    <style:style style:name="P5" style:family="paragraph" style:parent-style-name="Text_20_body">
      <style:text-properties fo:language="cs" fo:country="CZ"/>
    </style:style>
    <style:style style:name="P6" style:family="paragraph" style:parent-style-name="Preformatted_20_Text">
      <style:paragraph-properties fo:margin-left="0in" fo:margin-right="0in" fo:text-indent="0in" style:auto-text-indent="false"/>
      <style:text-properties fo:language="cs" fo:country="CZ" style:script-type="latin"/>
    </style:style>
    <style:style style:name="P7" style:family="paragraph" style:parent-style-name="Preformatted_20_Text">
      <style:text-properties fo:language="cs" fo:country="CZ" style:script-type="latin"/>
    </style:style>
    <style:style style:name="P8" style:family="paragraph" style:parent-style-name="Text_20_body"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ext-properties fo:language="cs" fo:country="CZ" officeooo:paragraph-rsid="00067330" style:script-type="latin"/>
    </style:style>
    <style:style style:name="P9" style:family="paragraph" style:parent-style-name="Text_20_body"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ext-properties fo:language="cs" fo:country="CZ" officeooo:paragraph-rsid="00067330" style:script-type="latin"/>
    </style:style>
    <style:style style:name="P10" style:family="paragraph" style:parent-style-name="Text_20_body">
      <style:text-properties fo:language="cs" fo:country="CZ" officeooo:rsid="00099d2f" style:script-type="latin"/>
    </style:style>
    <style:style style:name="P11" style:family="paragraph" style:parent-style-name="Text_20_body">
      <style:text-properties fo:language="cs" fo:country="CZ" fo:font-style="italic" officeooo:rsid="00099d2f" style:font-style-asian="italic" style:font-style-complex="italic" style:script-type="latin"/>
    </style:style>
    <style:style style:name="P12" style:family="paragraph" style:parent-style-name="Heading_20_2">
      <style:text-properties fo:language="cs" fo:country="CZ" officeooo:rsid="00099d2f" officeooo:paragraph-rsid="00099d2f" style:script-type="latin"/>
    </style:style>
    <style:style style:name="T1" style:family="text">
      <style:text-properties fo:language="cs" fo:country="CZ"/>
    </style:style>
    <style:style style:name="T2" style:family="text">
      <style:text-properties style:script-type="latin"/>
    </style:style>
    <style:style style:name="Sect1"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V kruhu Synaspace</text:h>
      <text:p text:style-name="Standard"><text:span text:style-name="Emphasis">Mikhail Zakharov </text:span><text:a xlink:type="simple" xlink:href="mailto:zmey20000@yahoo.com" text:style-name="Internet_20_link" text:visited-style-name="Visited_20_Internet_20_Link"><text:span text:style-name="Emphasis">zmey20000@yahoo.com</text:span></text:a><text:span text:style-name="Emphasis">, </text:span><text:span text:style-name="Emphasis"><text:span text:style-name="T1">Překlad z ruštiny</text:span></text:span><text:span text:style-name="Emphasis"> </text:span></text:p>
      <text:h text:style-name="P2" text:outline-level="2">Ráno</text:h>
      <text:p text:style-name="P3">Usínat v Synaspace je čisté potěšení — a probouzet se tam také. Žádné neklidné myšlenky předtím, žádná nepříjemná nálada potom. Těžko říct, jak to mají ostatní — hodně záleží na empatickém šablonu Synasyncu — ale čerstvé vzory přinášejí jen klidné štěstí a příjemnou beztíži, jako v dětství, při koupeli v teplé vodě.</text:p>
      <text:p text:style-name="P3">Vlastně je to zbytečné vysvětlovat — Sync má připojený každý. Tedy téměř každý. Výjimky asi existují — zdravotní důvody nebo něco podobného… Ale osobně se s nikým takovým zatím nebylo možné setkat. Snad jen někde v přechodných regionech.</text:p>
      <text:p text:style-name="P3">Je těžké si vůbec představit, jak mohl svět fungovat bez Syncu. A ještě těžší pochopit, proč by se někdo v polovině 21. století dobrovolně odpojoval. Vzdát se technologií, které otevírají celý svět možností — není to absurdní?</text:p>
      <text:p text:style-name="P3">Čekání na dokončení hygienického cyklu by jinak bylo nudné, ale myšlenky pomalu se vznášející na hranici spánku působily natolik příjemně, že okamžik doručení zprávy o vyhodnocení spánku přišel téměř nečekaně. Usměvavý indikátor Empa-metru nezvládl nápor pozitivních událostí a v extázi se rozpadl do spršky diamantových jisker.</text:p>
      <text:p text:style-name="P3">Po krátké pauze Empa představil výsledky — a důvod k radosti byl zřejmý. Každý úspěch, i ten nejjednodušší — třeba předškolní NapStar za „spánek bez rozmarů“ nebo DreamSync, obecně uznávaný znak dospívání — stojí za oslavu. Získat označení Morpheus a výrazný nárůst empa-metriky však znamená přímý posun na vrchol Syna-topu. A pohled Ru Leiv se tím bezpochyby změní.</text:p>
      <text:p text:style-name="P3">Silnější emoce okamžitě vyvolala reakci — Sync promítl přes celé zorné pole obraz Ru v životní velikosti, uvolněný a přirozený, v mezích estetické otevřenosti.</text:p>
      <text:p text:style-name="P3">Mezitím Empa pokračoval v přehledu aktuálních zpráv:</text:p>
      <text:p text:style-name="P3">— „…v rámci boje proti plastům bylo rozhodnuto vykácet 12 000 hektarů lesů v severních regionech. To umožní zvýšit produkci biologicky rozložitelných brček. Společně — za zelenou budoucnost!“</text:p>
      <text:p text:style-name="P3">Reakce systému přišla okamžitě: čističky vody zahlcené plastovým odpadem, panorama zasněžených lesů, eko-brčka a smějící se dětské tváře. Závěr patřil zelenému logu Eko-departamentu — listu s usměvavou kapkou Bio-Drop™.</text:p>
      <text:p text:style-name="P3">Všechno nasvědčovalo tomu, že začíná nejen úspěšný, ale výjimečně dobrý pracovní cyklus juniora skupiny Theta v Oddělení kognitivní kinetiky.</text:p>
      <text:p text:style-name="P3">Po několika povzbuzujících eko-tonicích a zívnutí — které systém zaznamenal jako známku plné připravenosti — dal Sync přesně ve 20:00 signál k zahájení aktivní pracovní fáze.</text:p>
      <text:p text:style-name="P3">Zorné pole se jemně ztlumilo a proměnilo v teplou, průhlednou masku rozhraní. Přes známé obrysy prostoru se překryly ikony, panely a pracovní kanály — vše přísně v rámci povolené hustoty. Empa <text:soft-page-break/>se přesunul do pravého dolního rohu, nasadil odpovídající skin a prezentoval se — pokud si to ještě někdo pamatuje — jako archaická kancelářská sponka s očima a kravatou.</text:p>
      <text:p text:style-name="P3">Úředně laděným tónem zahájil vstupní rámec:</text:p>
      <text:p text:style-name="P3">— Dobrý den. K dispozici je sedm nových empatik, po jednom poděkování od Ver Sina a Ru Leiv a jedno urgentní oznámení v kalendáři od Lia Cort, facilitátora skupiny Theta.</text:p>
      <text:p text:style-name="P3">Zmínka o Ru Leiv okamžitě vyvolala reakci — příjemné překvapení se však během okamžiku změnilo v napětí. V horní části rozhraní, v ostrém kontrastu ke zbytku, začal blikat červený pruh:</text:p>
      <text:p text:style-name="P3">📎 OZNÁMENÍ<text:line-break/>Událost: Facilitační sezení skupiny Theta<text:line-break/>Místo: Inteqra Plaza / Praxis / F3.09.73<text:line-break/>Čas: zítra, 02:00<text:line-break/>Tagy: [urgentní] [důvěrné]<text:line-break/>Přijmout | Odmítnout | Navrhnout jiný čas</text:p>
      <text:p text:style-name="P3">Objevilo se nepříjemné napětí. Všechna setkání se přece konají v Synaspace. Pozvánky od vedení obvykle přicházejí několik dní předem, doplněné instrukcemi, empatickou přípravou a případně i psychologickou podporou. Takové pozvánky se neodmítají. A už vůbec se nepřesouvají.</text:p>
      <text:p text:style-name="P3">Ale urgentní svolání do fyzické kanceláře? Osobně? To se nestává. Ani v extrémních případech.</text:p>
      <text:p text:style-name="P3">Napadla možnost, že došlo k přehlédnutí důležité notifikace. Rychlé procházení historie oznámení, zpráv i novinek nic neodhalilo. Kontrola „slepé zóny“ Synasyncu — prostoru pro nejednoznačné signály — také zůstala prázdná.</text:p>
      <text:p text:style-name="P3">Empa reagoval se zpožděním:</text:p>
      <text:p text:style-name="P3">— Není důvod k obavám. Oznámení bylo doručeno právě teď. Obsahuje vysvětlení: jde o mimořádné setkání v rámci nové iniciativy — workshop „ProWhat™“, oficiálně označovaný jako Proactive Whatchlight™. Výběr zahrnuje i tuto účast.</text:p>
      <text:p text:style-name="P3">Reakce zůstala zdrženlivá, přesto byla systémem zaznamenána jako odpovídající.</text:p>
      <text:p text:style-name="P3">Okolní prostředí se nezměnilo. Barvy zůstaly stabilní, eko-aroma „Jedle-18“ působilo jako obvykle a Synasync nehlásil žádné anomálie. Přesto formulace „výběr zahrnuje i tuto účast“ obsahovala sotva postřehnutelnou nerovnost. Možná šlo jen o nutnost přechodu do deframu.</text:p>
      <text:p text:style-name="P3">Za vrstvou rozhraní se rýsovalo okno. Letní ráno. Zpěv ptáků — údajně slavíků. Jasná obloha. Sluneční světlo, pečlivě přizpůsobené lokálním parametrům počasí a ročního období.</text:p>
      <text:p text:style-name="P3">Emo-korektory tentokrát nezvládaly situaci ideálně. Empa ztratil formální podobu, zmenšil se do namodralého smutného emotikonu s povadlými koutky a neklidným pohledem. V takovém stavu bylo absolvování devadesátiminutového Safetalku o synaptické hygieně vyloženě nepříjemné.</text:p>
      <text:p text:style-name="P3">Instruktor systematicky rozebíral samozřejmosti — „včasné aktualizace kognitivních signatur důvěry“, „ověřování odesílatele před reakcí na příkazy ze Synaspace“ a podobně. Režim školení neumožňoval přeskakování ani zrychlení, zatímco tzv. „edutainment vložky“ působily spíše rušivě.</text:p>
      <text:p text:style-name="P3">Vyhnout se tomu nebylo možné. Do plánovaného fyzitu zbývaly čtyři hodiny, takže bylo nutné projít celý program, splnit test a získat přístup k práci. Bez toho by systém přístup automaticky omezil.</text:p>
      <text:p text:style-name="P3"><text:soft-page-break/>Paradoxně právě tahle povinnost přinesla částečné uklidnění. Myšlenky se uspořádaly natolik, že bylo možné kontaktovat kolegu a pokusit se situaci objasnit.</text:p>
      <text:p text:style-name="P3">Spojení se navázalo poměrně rychle. Projekce Ver Sina působila ospale.</text:p>
      <text:p text:style-name="P3">— Promiň za vyrušení… Je možné se na něco zeptat? Dorazila pozvánka na fyzit přímo do kanceláře. Urgentní. Objevilo se něco podobného i tam?</text:p>
      <text:p text:style-name="P3">— To snad ne… — reakce se během okamžiku změnila v nadšení — Deframe? Osobní účast? Facilitační sezení? To má být vtip?</text:p>
      <text:p text:style-name="P3">— Informace nepůsobí jako vtip. Označení „ProWhat™“ něco říká?</text:p>
      <text:p text:style-name="P3">— Něco se mihlo ve feedu. Ale filtr na korporátní snipy s citacemi to možná odfiltroval. Chvíli…</text:p>
      <text:p text:style-name="P3">— To by pomohlo.</text:p>
      <text:p text:style-name="P3">— Mimochodem, ještě jedna zvláštnost: dorazila zpráva od Ru Leiv. Otevření ale není možné.</text:p>
      <text:p text:style-name="P3">Záložka empatik zobrazila stručné oznámení:</text:p>
      <text:p text:style-name="P3">„Empatická zpráva je ve stavu odloženého zpracování. Vyčkejte synchronizace se serverem odesílatele. Referenční kód: W84RU.“</text:p>
      <text:p text:style-name="P3">— W84RU… „Wait for Ru“? To má být vážně?</text:p>
      <text:p text:style-name="P3">— Aktuální status?</text:p>
      <text:p text:style-name="P3">— „Aktor dočasně nedostupný. Přetížení kognitivního kanálu.“ Bez pingu, bez fluktuace… spojení přerušeno. Podobné jako při úplném odpojení.</text:p>
      <text:p text:style-name="P3">Spojení na okamžik utichlo. Pauza se protáhla víc, než bylo příjemné. Empa, zjevně neschopný tolerovat ticho, okamžitě zaplnil prostor:</text:p>
      <text:p text:style-name="P3">— Během čekání lze doporučit výběr aktuálních korporátních zpráv.</text:p>
      <text:p text:style-name="P3">Bez dalšího souhlasu se otevřel snip: zkušeně působící muž mezi řadami serverů, s pečlivě nacvičenými gesty, obě ruce od hrudi směrem k publiku.</text:p>
      <text:p text:style-name="P3">„Z vlastní iniciativy, v rámci ekologické a ekonomické restrukturalizace, oznamuje korporace Inteqra převod poslední části interních datových center do správy trustu CoRS pod řízením AGIS. Tento krok sníží kapitálové náklady, zvýší flexibilitu a otevře prostor pro kognitivní synergii prostřednictvím outsourcovaného myšlení.“</text:p>
      <text:p text:style-name="P3">Objevila se tichá, téměř automatická myšlenka:</text:p>
      <text:p text:style-name="P3">— Zůstalo vůbec ještě něco, co korporace skutečně vlastní?</text:p>
      <text:p text:style-name="P3">Empa bez zaváhání poskytl odpověď:</text:p>
      <text:p text:style-name="P3">— V souladu s rámcovou deklarací o organickém uvolňování zdrojů v rámci paradigmatu FLUX (Flexible Linear Unified Execution) byly aktiva s nulovým stupněm kognitivní reaktivity překlasifikovány na neklíčová pasivní aktiva. To umožnilo jejich migraci do externích struktur v režimu SLA kompatibilním se systémem SMILE.</text:p>
      <text:p text:style-name="P3">Interní stack nadále funguje v adaptivní zóně synchroservisu, řízené protokolem iMAP3. Kognitivní zrcadlení je zajištěno prostřednictvím clusterových buněk CRF.</text:p>
      <text:p text:style-name="P3"><text:soft-page-break/>Korporace tak spíše než vlastní zdroje existuje ve stavu jejich kontextuální orchestrace v rámci třetí úrovně neurokinetické harmonizace, jak ji definuje aktualizace PATH-2.9.</text:p>
      <text:p text:style-name="P3">V tomto kontextu dochází k přechodu na model distribuované participace, kde každý zaměstnanec získává balíček cogno-akcií v trustovém fondu, odpovídající individuálnímu přínosu ke sdílenému kognitivnímu ekosystému.</text:p>
      <text:p text:style-name="P3">Po uplynutí pětiletého cyklu budou tyto podíly převedeny na ekvivalent v R-coinech s ohledem na osobní rating, empatickou stopu a index kognitivní angažovanosti.</text:p>
      <text:p text:style-name="P3">— Poskytuje tato informace dostatečné objasnění situace?</text:p>
      <text:p text:style-name="P3">Ticho se vrátilo. A tentokrát ho nepřerušilo nic.</text:p>
      <text:p text:style-name="P3">Ani nabídka přihlásit se k odběru populárních Syncastů osobního rozvoje — za pouhých 0,35 R-coinu za cyklus — nedokázala situaci změnit.</text:p>
      <text:p text:style-name="P3">Spojení bylo ukončeno překvapivě rychle.</text:p>
      <text:h text:style-name="P2" text:outline-level="2">Den</text:h>
      <text:p text:style-name="P3">Někteří mají všechno pod kontrolou a téměř nikdy nepřijdou pozdě. Jiní to vůbec neřeší a přesto dorazí včas. A pak existuje třetí typ — neustálá obava ze zpoždění.</text:p>
      <text:p text:style-name="P3">Příprava na každé setkání začíná s výrazným předstihem. Připojení mnohem dřív, než je nutné. A potom nekonečné kontrolování času, stability spojení a vlastního projevu. Čekání v prázdném lobby, než se začnou připojovat ostatní, patří k nejméně příjemným zážitkům. Ale nepřipojit se a snažit se zůstat v klidu s pocitem blížícího se termínu — to není možné.</text:p>
      <text:p text:style-name="P3">Taková úroveň napětí okamžitě aktivuje emo-korektory, což Empa nikdy nepřijímá s nadšením. Náhlý pokles v Syna-ranku znamená další neplánované sezení s empatologem. A tím se kruh uzavírá. Všechno se opakuje znovu. Desyncrastie není tak jednoduchá, jak se může zdát.</text:p>
      <text:p text:style-name="P3">A navíc ten fyzit.</text:p>
      <text:p text:style-name="P3">Vyhnout se tomu nešlo. Navzdory celému spektru protichůdných — a často i neautorizovaných — myšlenek bylo nutné spustit deframe.</text:p>
      <text:p text:style-name="P3">Samotný proces však nepůsobil nepříjemně. Spíš naopak.</text:p>
      <text:p text:style-name="P3">Návrat k fyzickému tělu začal pomalu — brněním v končetinách, lehkým mravenčením, jak se mozek pokoušel obnovit přerušená spojení. Tichý, sotva postřehnutelný šelest, připomínající suché hedvábí, předcházel oddělení kontur kapsle. Chladný dotek se rozlil po kůži ve chvíli, kdy se stříbřitá výplň pseudodermu začala pomalu stahovat ke stěnám lůžka.</text:p>
      <text:p text:style-name="P3">Externí biosystém podpory života se deaktivoval. Syncapsule, téměř neochotně, uvolnila kontrolu.</text:p>
      <text:p text:style-name="P3">První okamžiky působily přetěžujícím dojmem. Příliš hmatatelné. Nepříjemně skutečné. Vzduch chladnější, než bylo očekáváno. Barvy ostřejší. Zvuky hlasitější. Všechno pronikalo přes filtry Synasyncu bez jakéhokoliv svolení.</text:p>
      <text:p text:style-name="P3">Cesta ke skříňkám s oblečením zabrala víc času, než by bylo normální. Pohyby působily nekoordinovaně, prsty odmítaly spolupracovat. Oblek kladl odpor. Každý úkon trval déle, než by měl.</text:p>
      <text:p text:style-name="P3"><text:soft-page-break/>Empa doporučil krátké vyčkání — stimulátory se měly aktivovat každým okamžikem. Naštěstí byly lavice poblíž.</text:p>
      <text:p text:style-name="P3">Jakmile se načetly odpovídající skiny, prostor hlavního obytného segmentu získal hloubku a standardní korporátní barevnou paletu. Oblek se ustálil v rozpoznatelné podobě uniformy zaměstnance Inteqra.</text:p>
      <text:p text:style-name="P3">— Cíl identifikován. Trasa vypočtena.</text:p>
      <text:p text:style-name="P3">Empa bezchybně přešel do role navigace:</text:p>
      <text:p text:style-name="P3">— Pokračovat přímo ke dveřím. Na chodbě odbočit vpravo…</text:p>
      <text:p text:style-name="P3">Navigační prvky se aktivovaly synchronně. Na podlaze se objevily šipky, vstupní rám dveří se jemně rozsvítil a subvizuální nápovědy vyznačily optimální trasu skrz strukturu komplexu.</text:p>
      <text:p text:style-name="P3">Tempo určovalo klima. Město se snažilo držet krok.</text:p>
      <text:p text:style-name="P3">Inteqra připomínala domov. Možná víc než to. Při dlouhodobém pobytu v syncapsuli se představa původního prostoru postupně rozpadá. Rozlišování jednotlivých částí města ztrácí význam.</text:p>
      <text:p text:style-name="P3">Uzavřené konglomeráty se stále těsněji proplétaly s dopravními koridory. Uvnitř hermetických clusterů rostly megastruktury, vrstva po vrstvě. Nad historickým centrem se vznášela nedokončená platforma Horního města, připomínající okousaný klobouk houby. Staré ulice pod ní byly uzavřeny a přeměněny na klimatizované galerie.</text:p>
      <text:p text:style-name="P3">Otevřené čtvrti na okraji pomalu chátraly a mizely.</text:p>
      <text:p text:style-name="P3">Dnes bylo možné to všechno vidět přímo.</text:p>
      <text:p text:style-name="P3">Rezidenční sektor Inteqra, určený pro zaměstnance pod úrovní L8, se nacházel na okraji Východního clusteru, na hranici s otevřenými retro-distrikty.</text:p>
      <text:p text:style-name="P3">Ve dne, bez aktivních světelných filtrů, se nabízel pohled na oprýskané bloky, rezavé konstrukce továren a suchou trávu mizící v oparu až k horizontu. V noci, bez městského světelného smogu minulých dekád, se obloha otevírala do hlubokého prostoru plného hvězd.</text:p>
      <text:p text:style-name="P3">V obou případech působilo okolí majestátně — a zároveň téměř bez přítomnosti lidí.</text:p>
      <text:p text:style-name="P3">V syncapsulových blocích se bez důvodu nikdo nepohybuje.</text:p>
      <text:p text:style-name="P3">První člověk se objevil až blíž k centru úrovně, u křižovatky flex-drah. Pravděpodobně pracovník infrastruktury. Shuttle dorazil krátce po detekci čekání, takže ke kontaktu nedošlo. Další pasažér se plně soustředil na snipy a fyzickému prostoru nevěnoval pozornost.</text:p>
      <text:p text:style-name="P3">Po uzavření dveří Synasync vyslal krátký pulz u levého spánku. Integrace s dopravním systémem dokončena.</text:p>
      <text:p text:style-name="P3">V zorném poli se postupně rozsvítila oznámení:</text:p>
      <text:p text:style-name="P3">„Dnešní trend Inteqra: Péče o ekologii hraničních zón!“<text:line-break/>„Vyber výzvu: Energie, Produktivita, nebo Štěstí.“<text:line-break/>„Nejlepší aktéři týdne získávají rozšířené odměny!“</text:p>
      <text:p text:style-name="P3">Následovala reklama na aeroflex a pod ní se objevilo připomenutí:</text:p>
      <text:p text:style-name="P3"><text:soft-page-break/>„Platforma Horního města dnes otevřena pro fyzity z Dolního města. Nenech si ujít VR show ‚Budoucnost se stala včera!‘“</text:p>
      <text:p text:style-name="P3">Systém synchronizoval trasy, zvýraznil uzly s minimální zátěží a poté se stáhl zpět do pozadí.</text:p>
      <text:p text:style-name="P3">Transport pokračoval vzhůru tunelem. Vědomí postupně přecházelo do příjemného polospánku. Na jeho okraji se objevilo známé mravenčení. Synasync čistil cache, odstraňoval nadbytečné vzpomínky, nahrával nové kognitivní vzory a uvolňoval zdroje.</text:p>
      <text:p text:style-name="P3">Empa stav bez váhání zaznamenal jako spánek a připsal body.</text:p>
      <text:p text:style-name="P3">Po opuštění Východního clusteru došlo ke krátkému výpadku.</text:p>
      <text:p text:style-name="P3">Zorné pole se na okamžik zbavilo všech vrstev. Bez filtrů, bez projekcí. Deframe v surové podobě.</text:p>
      <text:p text:style-name="P3">Lesklé fasády zmizely. Reklamní plochy zhasly. Navigace, skiny i světelné efekty se rozpadly. Nad Horním městem se rozprostřela tma.</text:p>
      <text:p text:style-name="P3">Za oknem se míhaly šedé bloky, holý beton, rez.</text:p>
      <text:p text:style-name="P3">Nikdo tomu nevěnoval pozornost. Běžný jev. Načítání nové vizualizační vrstvy.</text:p>
      <text:p text:style-name="P3">O vteřinu později se všechno vrátilo — čisté barvy, „Diode Energy“ a sezónní „Lamp Aura“. Shuttle pokračoval směrem k Business clusteru.</text:p>
      <text:p text:style-name="P3">Přibývající zastávky přiváděly další pasažéry. Prostor se postupně zaplňoval. I v polospánku rostlo napětí — příliš mnoho neznámých aktérů, uniformy jiných korporací, volné oblečení bez regulace.</text:p>
      <text:p text:style-name="P3">A také výrazné, provokativní skiny.</text:p>
      <text:p text:style-name="P3">Hluk rostl. Hlasy, smích — přímo ve fyzickém prostoru.</text:p>
      <text:p text:style-name="P3">— V prostředí Inteqra se takové označení nepoužívá, — připomněl Empa klidně. — Namísto „ve skutečnosti“ je preferováno „ve fyzickém prostoru“.</text:p>
      <text:p text:style-name="P3">Okamžitě se dostavil pocit nepříjemného přešlapu. Empa však velkoryse upustil od úpravy empa-metriky.</text:p>
      <text:p text:style-name="P3">Krátce nato došlo k incidentu.</text:p>
      <text:p text:style-name="P3">Při jedné ze zastávek se dovnitř protlačila postava s výrazně toxickým projevem identity. Vysoká, vyhublá, v roztrhaném kabátu přes holou kůži. Pach pronikl i přes filtry — alkohol, levné jídlo, rozklad.</text:p>
      <text:p text:style-name="P3">Pohled neklidný, řeč nesouvislá, agresivní.</text:p>
      <text:p text:style-name="P3">Při průchodu narazilo tělo do okolí a zazněla pohrdavá poznámka. Výraz nebyl zcela srozumitelný. Něco jako „synablue-trash“.</text:p>
      <text:p text:style-name="P3">Krátce poté Synasync označil cíl červeně a aplikoval stav „Deprese“.</text:p>
      <text:p text:style-name="P3">Reakce byla okamžitá. Napětí se zlomilo. Výraz se změnil. Pohled vyhasl. Panika přešla v bezmoc.</text:p>
      <text:p text:style-name="P3">Postava se zhroutila na podlahu.</text:p>
      <text:p text:style-name="P3">Slzy. Nepřetržitý proud.</text:p>
      <text:p text:style-name="P3">Empa-metrika klesala z varovné oranžové do kritické červené.</text:p>
      <text:p text:style-name="P3"><text:soft-page-break/>Situaci převzal standardizovaný hlas empatologa:</text:p>
      <text:p text:style-name="P3">— Dýchej klidně. Všechno je v pořádku. Stav je důležitý. Probíhá čištění kognitivních vzorů…</text:p>
      <text:p text:style-name="P3">O několik minut později se stav stabilizoval. Postava vstala, s nepřiměřeně širokým úsměvem poděkovala okolí a při další zastávce vystoupila.</text:p>
      <text:p text:style-name="P4"/>
      <text:p text:style-name="P3">— …a kromě toho, — myšlenky se po odeznění incidentu postupně vracely do známých kolejí, — mnoho lidí zůstávalo vázáno na deframe. Život mimo kapsule pokračoval. Vlastní huby, rodiny, domácí zvířata nebo AI společníci. Nejnižší vrstvy aktérů nadále obývaly retro-domy a byty v otevřených distriktech.</text:p>
      <text:p text:style-name="P3">Shuttle mezitím dorazil do centrálních clusterů. Po širokém oblouku minul zářící strukturu Horního města, klesl pod platformu a zamířil na západ — k vrcholu Business clusteru.</text:p>
      <text:p text:style-name="P3">Zastavení proběhlo poblíž sektoru Inteqra. Několik aktérů vystoupilo. Shuttle bez prodlení zmizel v tunelu.</text:p>
      <text:p text:style-name="P3">— Úroveň empa-metriky zvýšena o 0,4 bodu, — oznámil Empa.</text:p>
      <text:p text:style-name="P3">Na centrálním náměstí, vysoko pod klenbou sektoru, zářil starý diodový nápis:</text:p>
      <text:p text:style-name="P5"><text:span text:style-name="Strong_20_Emphasis"><text:span text:style-name="T2">Inteqra</text:span></text:span></text:p>
      <text:p text:style-name="P3">Pod ním pulzoval slogan:</text:p>
      <text:p text:style-name="P3">„Nevynalézáme kolo. Navrhujeme budoucnost!“</text:p>
      <text:p text:style-name="P3">A ještě níže:</text:p>
      <text:p text:style-name="P3">„Chaos umění pod kontrolou kognitivních procesů.“</text:p>
      <text:p text:style-name="P3">Podle jedné z městských legend kdysi svítila jen tři slova: „Inteqra“, „chaos“ a „procesy“. Samozřejmě nesmysl. Empa tomu věnoval odpovídající míru nedůvěry.</text:p>
      <text:p text:style-name="P3">Navigační systém navedl trasu ke středu náměstí.</text:p>
      <text:p text:style-name="P3">— Cíl dosažen. Probíhá načítání interních tras Inteqra, — přešel Empa do klidnějšího režimu.</text:p>
      <text:p text:style-name="P3">V centru prostoru pulzovala holografická fontána Tessa — vír světla a významu. Připojený AR tag uváděl:</text:p>
      <text:p text:style-name="P3">„Věnováno Tesse M. Henley, kogno-architektce, která jako první spustila model percepce uvnitř toku kognitivní reality Synaspace.“</text:p>
      <text:p text:style-name="P3">Po obvodu náměstí se nacházely reprezentativní moduly korporace — ceremoniální prostory, výstavní haly, obchody, kavárny. Dál se v paprscích koridorů rozprostíraly běžné kanceláře, servisní zóny a provozní prostory, jejichž vzhled nečekaně připomínal zapomenuté slovo: sklady.</text:p>
      <text:p text:style-name="P3">Prostor byl zaplněný. Zaměstnanci, obyvatelé města i návštěvníci se pohybovali mezi moduly, zastavovali se u fontány, mizeli v obchodech. Ve vzduchu se mísil hluk hlasů, hudba, vzdálený smích i kašel.</text:p>
      <text:p text:style-name="P3">Kolem fontány se pohybovala policejní hlídka. Pomalý kruhový pohyb, demonstrativní kontrola okolí, ochotné pózování pro snipy.</text:p>
      <text:p text:style-name="P3"><text:soft-page-break/>Přibližně v místě odpovídajícím třinácté hodině na pomyslném ciferníku se pohyb zastavil.</text:p>
      <text:p text:style-name="P3">Krátké, soustředěné sledování.</text:p>
      <text:p text:style-name="P3">Poté nezájem. Pohled se přesunul jinam.</text:p>
      <text:p text:style-name="P3">Napětí se nestihlo plně rozvinout.</text:p>
      <text:p text:style-name="P3">Za hlídkou následoval servisní robo-pes.</text:p>
      <text:p text:style-name="P5"><text:span text:style-name="T2">Trasa vedla k rozsáhlému modulu </text:span><text:span text:style-name="Strong_20_Emphasis"><text:span text:style-name="T2">Praxis</text:span></text:span><text:span text:style-name="T2">, jednomu z nedávno rekonstruovaných centrálních hubů.</text:span></text:p>
      <text:p text:style-name="P3">U vstupu se shromažďovali zaměstnanci. Někteří používali eko-sticky, jiní spěchali na fyzity, další jen udržovali sociální přítomnost.</text:p>
      <text:p text:style-name="P3">Vstup proběhl bez komplikací. Synasync byl rozpoznán, kontrola proběhla hladce, přístup udělen.</text:p>
      <text:p text:style-name="P3">Navzdory tomu však deframe působil nepřirozeně. Tělo těžké, pohyby cizí, vjemy příliš hrubé. Náhodné pohledy ostatních, hlasy pronikající skrz rozhraní, vědomí možnosti dotyku s reálnými povrchy.</text:p>
      <text:p text:style-name="P3">Není divu, že se tomu říká tacting.</text:p>
      <text:p text:style-name="P3">Uvnitř modulu se však situace okamžitě změnila.</text:p>
      <text:p text:style-name="P3">Méně podnětů. Méně lidí. Prostředí dokonale sladěné s korporátními normami.</text:p>
      <text:p text:style-name="P3">Podle navigace se místnost F3.09.73 nacházela poblíž. Najít výtah, přesunout se do třetího patra, odbočit vpravo a dorazit k bloku devět nebyl problém.</text:p>
      <text:p text:style-name="P3">Problém nastal u čísla 73.</text:p>
      <text:p text:style-name="P3">Za zády dveře označené 72. O kus dál 74.</text:p>
      <text:p text:style-name="P3">Mezi nimi — hladká stěna.</text:p>
      <text:p text:style-name="P3">Na ní AR tag:</text:p>
      <text:p text:style-name="P3">„Aligned. Engaged. Beyond.“</text:p>
      <text:p text:style-name="P3">Nápis pulzoval v korporátních barvách, rytmus kalibrovaný pro uklidnění. Znělo to jako slib.</text:p>
      <text:p text:style-name="P3">Nebo varování.</text:p>
      <text:p text:style-name="P3">Navigační šipka bez zaváhání ukazovala přímo do stěny.</text:p>
      <text:p text:style-name="P3">Počet účastníků facilitačního sezení přitom neustále rostl.</text:p>
      <text:p text:style-name="P3">Začátek byl bezprostřední.</text:p>
      <text:p text:style-name="P3">Napětí zesílilo natolik, že Empa začal nenápadně ztrácet body.</text:p>
      <text:p text:style-name="P3">Dech se zrychlil. V hrdle se stáhlo.</text:p>
      <text:p text:style-name="P3">Synasync okamžitě reagoval — aktivoval se vizuální modul „dechové cvičení“.</text:p>
      <text:p text:style-name="P3">Situaci to nezlepšilo.</text:p>
      <text:p text:style-name="P3">Kolem procházeli další zaměstnanci, ale samotná představa oslovení kohokoli působila nepřekonatelně.</text:p>
      <text:p text:style-name="P3"><text:soft-page-break/>Informační asistent u recepce však reagoval bez zaváhání.</text:p>
      <text:p text:style-name="P3">Dotaz byl pochopen. Mapy aktualizovány.</text:p>
      <text:p text:style-name="P3">Výsledek:</text:p>
      <text:section text:style-name="Sect1" text:name="code-block-viewer">
        <text:p text:style-name="P6"><text:s text:c="8"/>Přejděte do třetího patra <text:s/></text:p>
        <text:p text:style-name="P7"><text:s text:c="8"/>V lobby odbočte vlevo <text:s/></text:p>
        <text:p text:style-name="P7"><text:s text:c="8"/>Projděte kontrolou bloku č. 9 <text:s/></text:p>
        <text:p text:style-name="P7"><text:s text:c="8"/>Pokračujte chodbou k místnosti 73 <text:s/></text:p>
      </text:section>
      <text:p text:style-name="P3">A bez jakéhokoli zaváhání následovala otázka:</text:p>
      <text:p text:style-name="P3">— Jak pravděpodobně byste doporučili tuto službu přátelům a kolegům? Ohodnoťte prosím na škále od 0 do 10.</text:p>
      <text:p text:style-name="P3">Něco nesedělo.</text:p>
      <text:p text:style-name="P3">Ne hodnocení.</text:p>
      <text:p text:style-name="P3">Něco jiného.</text:p>
      <text:p text:style-name="P3">Pocit, že se pod povrchem skrývá problém. Něco přehlédnutého. Něco, co je potřeba odhalit.</text:p>
      <text:p text:style-name="P3">Pohled znovu sklouzl k trase.</text:p>
      <text:p text:style-name="P3">A tehdy přišlo pochopení.</text:p>
      <text:p text:style-name="P3">Okamžité.</text:p>
      <text:p text:style-name="P3">A nepříjemné.</text:p>
      <text:p text:style-name="P3">Empa reagoval okamžitě:</text:p>
      <text:p text:style-name="P8">[ALERT AFM-1074]</text:p>
      <text:p text:style-name="P9">Použitý výraz byl klasifikován jako nevhodná metafora s prvky agrese vůči flóře.<text:line-break/>Doporučená náhrada: „hlavní příčina“.<text:line-break/>Kontext není relevantní.<text:line-break/>Etický profil byl upraven.</text:p>
      <text:p text:style-name="P8">Krátké ticho.</text:p>
      <text:p text:style-name="P3">Pak Empa, již opět v dobré náladě, doplnil:</text:p>
      <text:p text:style-name="P3">„Každá vrstva půdy obsahuje semena týmového růstu.“</text:p>
      <text:h text:style-name="P2" text:outline-level="2">Večer</text:h>
      <text:p text:style-name="P3">Sál byl už téměř plný, ale Ama se podařilo najít místo v přibližně stejné vzdálenosti od nejbližších sousedů. Ostatní nově příchozí, rozpačitě nahlížející skrz rozhraní Synasyncu, postupovali víceméně stejně. Prostor v deframu se naplnil tím polozaduseným šelestem, který kdysi býval typický pro veřejné knihovny, zatímco lobby meetingu v Synku přivítalo Amu hučením hlasů dávno známých lidí, kteří spolu pracovali.</text:p>
      <text:p text:style-name="P3">Na nízké pódium mezi tribunou a holo-projektorem vystoupil facilitátor skupiny spolu s několika zjevně spokojenými aktéry v solidních skinech vyššího managementu Inteqra. Nepřestávali mezi sebou hovořit a přátelsky se usmívat.</text:p>
      <text:p text:style-name="P3"><text:soft-page-break/>— Vítejte na speciální session Teta-skupiny! — začala Margarita Valden, NEX1 místní pobočky, a vyzařovala přesvědčivé štěstí. Vysoký aktér s avatarem usměvavé blondýny. — V Inteqra nečteme slova, ale myšlenky. Sledujte signály, vnímejte nuance a pamatujte, že patternizace KK2 není umění, ale proces. Dnes, v souvislosti s posledními novinkami o projektu Morpheus, vítáme Garolda Breyse! — krátce pohlédla na hosta. — Ano, toho slavného CHO z oddělení HARD3. Ale nejprve několik důležitých slov od facilitátora Teta-skupiny — Lia, prosím!</text:p>
      <text:p text:style-name="P3">Podle čerstvě renderovaného avataru bylo zřejmé, že Lia Cort se na setkání pečlivě připravovala. Hlas zněl slavnostně, ale lehce se třásl — snad kvůli významu okamžiku, snad kvůli přítomnosti lídrů bandů tři a dva+. Po krátkém zaváhání udělala půlkrok vpřed:</text:p>
      <text:p text:style-name="P3">— Děkuji, Margo… — nejistě zvolila míru familiárnosti, lehce se začervenala a poslala rozpačitý úsměv směrem k NEX, — …Rito!.. Ano!.. Na jedné straně mám smutnou zprávu — náš tým opustil velmi cenný zaměstnanec a skvělý aktér! Na druhé straně bychom se měli radovat, že naše práce na projektu Morpheus byla zaznamenána a oceněna! Gratuluji celému týmu: Ru Leiv si zaslouženě polepšuje a přechází do centrály Inte…</text:p>
      <text:p text:style-name="P3">Poslední slova se utopila v lavině nadšené korporátní hudby. Zároveň se za řečníky přes celou stěnu rozvinul snip: Ru Leiv, obklopená vstřícnými zaměstnanci centrály, září oficiálním úsměvem, už ve skinu vedoucího pracovníka, podává ruku moudrému, zjevně přísnému, ale spravedlivému generálnímu řediteli.</text:p>
      <text:p text:style-name="P3">Snip se duplikoval v Synku, hlas v pozadí deklamoval inspirativní text, dole archaicky běžely titulky a Empa souhlasně přikyvoval. Lia čekala.</text:p>
      <text:p text:style-name="P3">Když minutový a půl dlouhý klip skončil, mohla pokračovat:</text:p>
      <text:p text:style-name="P3">— Jsme si jisti, — rychle pohlédla na ostatní manažery, — že všichni rádi pogratulujeme Ru Leiv k povýšení! Veškerou pozornost na Sinatalk!</text:p>
      <text:p text:style-name="P3">V deframu Lia Cort zatleskala, někdo se přidal, v Synku se natáhl proud lajků. V zorném poli se objevilo okno Sinatalku a zazněl melodický signál volání.</text:p>
      <text:p text:style-name="P3">Po krátkém čekání se avatar Ru objevil v detailu. Nejprve formální, soustředěný výraz se okamžitě rozplynul do širokého úsměvu. Jen někdo jako Ama, kdo Ru dobře znal, mohl tušit stopy mimické korekce.</text:p>
      <text:p text:style-name="P3">— Ahoj, Ru! — Lia s úlevou zamávala směrem ke stěně. — Jak se ti líbí na novém místě?</text:p>
      <text:p text:style-name="P3">— Ahoj, Lia! Ahoj všichni! Je to úža…</text:p>
      <text:p text:style-name="P3">— „A na tváři konkrétně, štěstí moc nevidím,“ — vpadl Ver Sin do soukromého kanálu Amy s ne zcela vhodnou parafrází dávno zapomenutého verše jednoho kdysi skvělého, později hrozného básníka.</text:p>
      <text:p text:style-name="P3">— No… ano… asi tak… — pohled na Ru Leiv byl nepříjemný a její korporátní projev se poslouchal těžko. S Ver Sinem se mluvilo mnohem lépe. — A ty jsi tady vůbec jak, odkud?</text:p>
      <text:p text:style-name="P3">— Nejsem sice žádná velká šajba jako vy a nemám zásluhy na Morpheovi, ale pořád jsem člen Teta-skupiny. Tak mě taky pozvali. Bez elitních fyzitů, samozřejmě. Pozvánka přišla hned po tvém hovoru.</text:p>
      <text:p text:style-name="P3"><text:soft-page-break/>— Ha, „vývoj Morphea“? Jsme na jedné lodi. Proč by testerům někdo svěřil vývoj? Na to tu nejsme… A navíc — to je přece tvoje: čím míň tě vedení vidí, tím líp se spí.</text:p>
      <text:p text:style-name="P3">— Přesně! Já spím dobře i bez Morphea. — bylo vidět, že Ver je spokojený. — Možná mě jen zapomněli dát na seznam „výjimečných aktérů“.</text:p>
      <text:p text:style-name="P3">Tentokrát se usmála Ama. A na rozdíl od zářící Ru byl ten úsměv skutečný — i když smutný.</text:p>
      <text:p text:style-name="P3">Hovor skončil. V deframu zazněl potlesk, v Synku lajky.</text:p>
      <text:p text:style-name="P3">— A nyní zveme Garolda Breyse! — Lia ustoupila.</text:p>
      <text:p text:style-name="P3">— Drazí kolegové, aktéři, přátelé! — hlas Breyse byl o něco hlasitější, než bylo nutné. — Je pro mě velká čest být zde v deframu, ve vašem krásném kancelářském prostoru v-v-v… městě!</text:p>
      <text:p text:style-name="P3">Záměrně se „zasekl“. V Synku se objevily nápovědy: 🌷🌀 a „AmsterNova“. Breys se usmál:</text:p>
      <text:p text:style-name="P3">— Vidíte? Pocházím z doby, kdy jsme ještě neuměli plynně používat emoji. Pro nás to byla jen interpunkce!</text:p>
      <text:p text:style-name="P3">Panely zobrazily staré chaty, ASCII-art, staré smajlíky.</text:p>
      <text:p text:style-name="P3">— Podívejte se, kam jsme se dostali: dnes nepřenášíme jen význam, ale i emoce. Synasync nám umožňuje mluvit se světem přímo — a svět odpovídá… hlasem AI. To je ten zázrak, o kterém naši předkové snili!</text:p>
      <text:p text:style-name="P3">Krátká pauza.</text:p>
      <text:p text:style-name="P3">— Dříve se hodnota měřila znalostmi. Dnes? Znalosti leží. Dovednosti žijí.</text:p>
      <text:p text:style-name="P3">Na obrazovkách memy.</text:p>
      <text:p text:style-name="P3">— A teď jdeme dál. Učíme se od AI a AI od nás. To je symbióza.</text:p>
      <text:p text:style-name="P3">Spirála obrazů.</text:p>
      <text:p text:style-name="P3">— Morpheus není produkt. Je to krok k nové kognitivní kultuře. Spánek už není oddělený od práce. Každý okamžik se vrací společnosti.</text:p>
      <text:p text:style-name="P3">Potlesk.</text:p>
      <text:p text:style-name="P3">— A ano… už jste dostali badge Morpheus? — úsměv. — Tak nic, překvapení nevyšlo.</text:p>
      <text:p text:style-name="P3">Smích.</text:p>
      <text:p text:style-name="P3">— Dříve exkluzivita. Dnes dostupnost pro všechny.</text:p>
      <text:p text:style-name="P3">Vrchol:</text:p>
      <text:p text:style-name="P3">— Morpheus není o spánku. Je o probuzení společnosti!</text:p>
      <text:p text:style-name="P3">Mapa. Světlo. Logo Inteqra.</text:p>
      <text:p text:style-name="P3">— Děkujeme!</text:p>
      <text:p text:style-name="P3">Výbuch reakcí.</text:p>
      <text:p text:style-name="P3">Hudba dozněla. Světlo se změnilo.</text:p>
      <text:p text:style-name="P3">— Děkujeme všem aktérům za zapojení! — uzavřela Margarita.</text:p>
      <text:p text:style-name="P3"><text:soft-page-break/>A pak Lia znovu:</text:p>
      <text:p text:style-name="P3">— V rámci praxe „ProPro“ někteří obdrželi osobní zpětnou vazbu…</text:p>
      <text:p text:style-name="P3">Ticho.</text:p>
      <text:p text:style-name="P3">— Tessa Wang, Yuli Orr, Ama Zi…</text:p>
      <text:p text:style-name="P3">Pauza.</text:p>
      <text:p text:style-name="P3">— A také… Ver… non Singh.</text:p>
      <text:p text:style-name="P3">— Kdo?</text:p>
      <text:p text:style-name="P3">Zpráva:</text:p>
      <text:p text:style-name="P3">„Tak jo. Vykopali dinosaura. To jsem já — Ver Sin.“</text:p>
      <text:p text:style-name="P3">Smích rychle zmizel.</text:p>
      <text:p text:style-name="P3">Zůstali jen vybraní.</text:p>
      <text:p text:style-name="P3">Dveře se zavřely.</text:p>
      <text:p text:style-name="P3">A místo manažerů se objevil nenápadný aktér s odznakem HARD.</text:p>
      <text:p text:style-name="P3">— Tak… kompletní sestava… kromě V. P. Singha… — zakašlal. — Vás budeme zvát jednotlivě…</text:p>
      <text:p text:style-name="P3">Snip. Instruktáž.</text:p>
      <text:p text:style-name="P3">Prázdné profily HRSEC.</text:p>
      <text:p text:style-name="P3">Ticho.</text:p>
      <text:p text:style-name="P3">A pak — výpadek.</text:p>
      <text:p text:style-name="P3">Synasync zmizel.</text:p>
      <text:p text:style-name="P3">Deframe zůstal syrový.</text:p>
      <text:p text:style-name="P3">Šedé stěny.</text:p>
      <text:p text:style-name="P3">Ticho.</text:p>
      <text:p text:style-name="P3">— Yuli Orr! Přímo chodbou.</text:p>
      <text:p text:style-name="P3">Napětí.</text:p>
      <text:p text:style-name="P3">Čekání.</text:p>
      <text:p text:style-name="P3"/>
      <text:p text:style-name="P3">Výslech vedl další pracovník HARD — stejně šedý jako jeho profil. Nebyl to ten, který zůstal v konferenčním sále, ale jiný, téměř stejný. Díval se přímo, neuhnule.</text:p>
      <text:p text:style-name="P3">Vypnutý Synasync nic nezaznamenával, Empa nepomáhal uklidnit se, nefungovalo vyhledávání, nebyl přístup k archivu vzpomínek. Proto, a možná i kvůli nervozitě, zůstaly v paměti jen útržky toho, co následovalo. </text:p>
      <text:p text:style-name="P3">Na začátku se pseudopracovník HARD lehce naklonil dopředu a s důrazně stereotypní intonací pronesl:</text:p>
      <text:p text:style-name="P3"><text:soft-page-break/>— Budete spolupracovat?</text:p>
      <text:p text:style-name="P3">Odpověď přišla okamžitě, téměř automaticky. Souhlas.</text:p>
      <text:p text:style-name="P3">Pak otázky.</text:p>
      <text:p text:style-name="P3">Jednotvárné. Opakující se.</text:p>
      <text:p text:style-name="P3">O Ru:</text:p>
      <text:p text:style-name="P3">— Kdy došlo k setkání s Leiv v deframu? A v Synaspace? Co je známo o práci Leiv? Konkrétně — projekt Morpheus?</text:p>
      <text:p text:style-name="P3">Šedý pracovník se zjevně zajímal o detaily práce na Morpheovi, a především o výsledky testování. Padaly ale i osobní otázky:</text:p>
      <text:p text:style-name="P3">— Jaký byl vztah k Leiv? Jaké je hodnocení Leiv? Z profesního hlediska… a jako člověka?</text:p>
      <text:p text:style-name="P3">Bylo nepříjemné mluvit o osobních věcech. Váhání, příliš rychlé odpovědi i marné pokusy nedat nic najevo bylo nejspíš zaznamenáno, analyzováno a porovnáno s ukazateli.</text:p>
      <text:p text:style-name="P3">V paměti zůstaly i otázky na Vera Sina. Ukázalo se, že má záhadné prostřední „P“.</text:p>
      <text:p text:style-name="P3">— Vernon P. Singh? — po kontrole ve virtuálním tabletu zazněla otázka. — Co je známo o jeho účasti v Morpheus?</text:p>
      <text:p text:style-name="P3">— Ver Sin? Pracuje na jiném projektu. Detaily nejsou známy… testování probíhá odděleně.</text:p>
      <text:p text:style-name="P3">— Kdy proběhla poslední komunikace s Leiv?</text:p>
      <text:p text:style-name="P3">— Není známo…</text:p>
      <text:p text:style-name="P3">Pak znovu.</text:p>
      <text:p text:style-name="P3">Ty samé otázky v jiných formulacích.</text:p>
      <text:p text:style-name="P3">Znovu o Morpheovi. O Ru Leiv. Občas o Veru Sinovi.</text:p>
      <text:p text:style-name="P3">Tak to pokračovalo, dokud nakonec nepřišla poslední otázka:</text:p>
      <text:p text:style-name="P3">— Chcete uvést něco důležitého, co by mělo být známo?</text:p>
      <text:p text:style-name="P3">— Ne. Nic takového není známo…</text:p>
      <text:p text:style-name="P3">Krátká pauza.</text:p>
      <text:p text:style-name="P3">— Připomínáme, že účast na sezení ProPro zahrnuje důvěrné informace a nepodléhá zveřejnění. Sankce jsou známé. Na shledanou.</text:p>
      <text:h text:style-name="P2" text:outline-level="2">Noc</text:h>
      <text:p text:style-name="P10">Cesta zpět se vždy zdá kratší, ale není to tím, že by kapsle flexway jela rychleji nebo že by byly změněny trasy. Spíš proto, že se všechny události dne rozpouštějí v polospánku, zatímco Synasync ochotně zahlazuje nepříjemné detaily a ponechává jen meditativní pohyb shuttle a známé mihotání za oknem.</text:p>
      <text:p text:style-name="P10">I tentokrát cesta domů zanechávala ten neurčitý pocit, který se někdy objevuje v polodřímotě, kdy nelze zachytit ani jeho začátek, ani konec. Tentokrát to však byl pocit lepkavý a nepříjemný: nedalo <text:soft-page-break/>se přestat myslet buď na bílé světlo nad stolem v těsné místnosti, nebo na otázky, které stále doznívaly v hlavě, nebo na toho druhého šedého pracovníka s neuchopitelným vzhledem a skleněnýma očima.</text:p>
      <text:p text:style-name="P10">Synasync si však dělal svou práci.</text:p>
      <text:p text:style-name="P10">Shuttle mezitím klouzal známou trasou a na průhledném povrchu oken plynuly zprávy. Rovným, mírně tlumeným hlasem AI hlasatel oznamoval, že „v přechodných regionech byla zaznamenána další vlna eskalace. Nová ohniska napětí vznikla na Blízkém východě, na Sibiři a v integrovaných západních okruzích ČLR“ a že „Rada ATS potvrzuje: situace zůstává plně pod kontrolou“.</text:p>
      <text:p text:style-name="P10">Obraz se okamžitě změnil: oceán v ranním světle, usměvavá žena v bílém, měkký hlas, který jako by zněl přímo zevnitř lebky: „Morpheus™. Klidný spánek. Garantovaný kognitivní restart + pozitivní ekometrika.“ Hudba kapala, plynula, obalovala, a zdálo se, že i šum ventilace shuttle se s ní slévá, takže už nebylo možné rozlišit, kde končí reklama a začíná realita.</text:p>
      <text:p text:style-name="P10">Doma kapsle přivítala Amu známým teplem, měkkou fixací těla a rovnoměrným světlem rozhraní. Systém životní podpory se klidně přizpůsoboval dechu, Empa zářil spokojeností, ujišťoval, že je vše v pořádku, a s hrdostí zobrazoval zelený pruh empa-metriky.</text:p>
      <text:p text:style-name="P10">Myšlenka na Ru se objevila stejně náhle, jako zmizela: co na Ru Leiv bylo vlastně tak zvláštního, kromě toho, co bylo formulováno v korporátních snipech jako „vynikající zaměstnanec a skvělý team lead“. Nic konkrétního však nepřicházelo na mysl — ani hlas, ani úsměv, ani gesto.</text:p>
      <text:p text:style-name="P10">Jídlo nebylo potřeba: organismus dostával vše automaticky ze systému životní podpory, ale rozhraní vytrvale promítalo obraz talíře s „správnou“ večeří — salát s dokonalou symetrií, sklenici čiré tekutiny bez bublinek a kus bílého proteinového chleba.</text:p>
      <text:p text:style-name="P10">Znovu se spustily zprávy. Tentokrát o budoucnosti: „za účelem urychleného odchodu od spalovacích motorů a uhlovodíků byla na územích bývalých národních rezervací otevřena nová ložiska vzácných kovů, díky čemuž budou do konce kvartálu uvedeny do provozu další linky elektrických vlaků a shuttle flex- a aeroway nové generace.“ V rohu zorného pole se objevil zelený list, na který dopadla usměvavá kapka. Zachvěla se, zazářila ve studiovém světle a ve zpomaleném záběru sklouzla dolů, rozpouštějíc se v bílém pozadí.</text:p>
      <text:p text:style-name="P10">„Čistá energie — čistá budoucnost!“ zazářil slogan.</text:p>
      <text:p text:style-name="P10">Empa byl spokojený a s ním i Ama. Zítřek opět sliboval být skvělý. Jen nový tag, získaný za absolvování úrovně I workshopu ProPro — oko sledující, jak se paprsek světla rozkládá na jednotlivé složky — vyvolával rozporuplné pocity. Na jedné straně oprávněná hrdost na vlastní výsledky, na druhé však neurčité znepokojení.</text:p>
      <text:p text:style-name="P10">A Ver Sin se někam ztratil a neodpovídal na volání.</text:p>
      <text:p text:style-name="P10">Možná byl také povýšen.</text:p>
      <text:h text:style-name="Heading_20_2" text:outline-level="2">Závěr</text:h>
      <text:p text:style-name="P11">Zpočátku se zdálo zvláštní studovat tak krátký a téměř zapomenutý úsek historie. Čím hlouběji se ale podařilo pronikat do materiálů, tím jasnější bylo, že pro tehdejší lidi to byl celý život — se svými zvyky, slovy a pravidly. V kronikách se objevila jména podobná těm rodinným: Ama, Ru. Možná jde jen o shodu okolností, ale je lákavé věřit, že skutečně žili právě v té době.</text:p>
      <text:p text:style-name="P11"><text:soft-page-break/>Popisované události, které předkové nazývali kognitivní érou, se odehrávaly v polovině 21. století, mezi třetí a čtvrtou světovou válkou. Na rozdíl od archaické dokognitivní éry s jejím internetem a externími obrazovkami zde už existovala neurorozhraní a první náznaky Synaspace. Dochovalo se však jen málo zdrojů: mnoho zničily války, mnoho bylo zkresleno. Kvůli tomu není dodnes zcela jasný význam některých pojmů a zvyky té doby působí nezvykle.</text:p>
      <text:p text:style-name="P11">Hlavní myšlenkou tehdejší společnosti byl model Skills–Rules–Knowledge (SRK). Původně jej vytvořil inženýr Jens Rasmussen jako kognitivní model chování operátora, v manažerské praxi se však postupně proměnil v sociální hierarchii: běžní zaměstnanci měli rozvíjet dovednosti (skills), manažeři vytvářet a dodržovat pravidla (rules) a vědci-stratégové disponovat znalostí (knowledge). Místo rozvoje myšlení to upevňovalo rozdíly mezi lidmi a bránilo jejich růstu.</text:p>
      <text:p text:style-name="P11">Lidé tehdy úzce spolupracovali s umělou inteligencí. Učili se od ní a umělá inteligence se učila od nich i od svých předchozích verzí. Vznikla uzavřená smyčka, později označovaná jako kolaps modelu nebo „datový uroboros“: systém se živil vlastními výsledky a postupně se ochuzoval a uniformizoval. To vše činilo společnost zranitelnou.</text:p>
      <text:p text:style-name="P11">Katastrofa čtvrté světové války tento proces přerušila. Po ní byli lidé nuceni opustit primitivní schémata typu „ideální továrny“ s její logikou SRK. Proto se dnes kognitivní éra studuje nejen jako období nových technologií, ale i jako příklad toho, jak může společnost sama sebe zničit.</text:p>
      <text:p text:style-name="P10"/>
      <text:p text:style-name="P10">— Ruma Ley, student Koleje všeobecné paměti, první ročník.</text:p>
      <text:h text:style-name="P12" text:outline-level="2">Glosář</text:h>
      <text:p text:style-name="P10"><text:span text:style-name="Strong_20_Emphasis">FLUX (Flexible Linear Unified Execution)</text:span> — metodologie flexibilního, lineárního a unifikovaného vykonávání. Popisována jako univerzální systém rozhodování a sebekontroly.</text:p>
      <text:p text:style-name="P10"><text:span text:style-name="Strong_20_Emphasis">SMILE (Systemic Management for Innovation, Loyalty &amp; Efficiency)</text:span> — „úsměv“ jako korporátní standard chování a myšlení.</text:p>
      <text:p text:style-name="P10"><text:span text:style-name="Strong_20_Emphasis">SLA (Synced Liability Architecture)</text:span> — synchronizovaná architektura odpovědnosti. Koncept rozdělení kognitivní, právní a operativní odpovědnosti mezi korporátními a externě-státními subjekty v rámci procesů externalizace. SLA podporuje plynulý přenos aktiv, rozhodnutí a rizik bez ztráty důvěryhodné transparentnosti a se zachováním meta-souladu zájmů v kognitivním poli.</text:p>
      <text:p text:style-name="P10"><text:span text:style-name="Strong_20_Emphasis">PATH (Productive Adaptive Thought Harmony)</text:span> — harmonie produktivního adaptivního myšlení. Státně-korporátní metodologie formování stabilních, předvídatelných a eticky synchronizovaných modelů myšlení, zaváděná od dětství. Podporována pravidelnými mentorskými sezeními, kurátorskými komunikačními agendami, systémem neurotrackingu a individuálními korektory kognitivního vektoru. Cílem je zajistit kognitivní kompatibilitu jednotlivců s potřebami digitální ekonomiky, omezit odchylky od produktivního myšlení a posílit empatickou integraci do kolektivní synoreality.</text:p>
      <text:p text:style-name="P10"><text:span text:style-name="Strong_20_Emphasis">Aktér (Actor)</text:span> — termín označující aktivního účastníka sociálních nebo digitálních procesů v Synaspace. Používá se ve formálních kontextech nebo při zdůraznění role a odpovědnosti.</text:p>
      <text:p text:style-name="P10"><text:span text:style-name="Strong_20_Emphasis">Horní město</text:span> — platforma umístěná nad historickým centrem a staršími čtvrtěmi. Slouží jako jádro moderního městského života a propojuje výškové klastry.</text:p>
      <text:p text:style-name="P10"><text:soft-page-break/><text:span text:style-name="Strong_20_Emphasis">Desynchrastie (Desynchrastia)</text:span> — úzkostná porucha způsobená nutkavým strachem z vypadnutí ze synoreálního toku, zpoždění při připojení, selhání projekce nebo poklesu ratingu v Sina-topu. Může se projevovat obsesivní kontrolou spojení, nadměrnou přípravou na připojení a presynchronní panikou. Častější u uživatelů s nízkou emoční flexibilitou nebo zvýšenou empatickou citlivostí.</text:p>
      <text:p text:style-name="P10"><text:span text:style-name="Strong_20_Emphasis">Deframe (deframing; z angl. de-frame — „vystoupit z rámce“)</text:span> — proces částečného odpojení ze Synaspace s aktivací fyzického těla a zapojením externích smyslových kanálů. Synasync nadále funguje na pozadí.</text:p>
      <text:p text:style-name="P10"><text:span text:style-name="Strong_20_Emphasis">Dokognitivní éra</text:span> — archaické historické období předcházející kognitivní éře. Charakterizováno primitivní interakcí člověka se zařízeními prostřednictvím fyzických rozhraní (klávesnice, obrazovky), nekontrolovaným šířením dat (internet) a zastaralými formami myšlení: logickým, kreativním a filozofickým.</text:p>
      <text:p text:style-name="P10">V kultuře kognitivní éry je dokognitivní dědictví studováno selektivně — především jako anomálie, kulturní archetypy a případy „selhání řízení“.</text:p>
      <text:p text:style-name="P10"><text:span text:style-name="Strong_20_Emphasis">Klaster</text:span> — rozsáhlá městská struktura spojující megavěže, platformy, obytné i průmyslové zóny pod jednotným řízením. Rozlišuje se uzavřený klaster (hermoklaster) — plně izolovaný, s kontrolovaným klimatem a omezeným přístupem; otevřený klaster (zóna, svobodná oblast) — území mimo hermoklastry, starší čtvrti a průmyslové oblasti s vysokou externí expozicí a omezenou kontrolou.</text:p>
      <text:p text:style-name="P10"><text:span text:style-name="Strong_20_Emphasis">Kognitivní kinetika</text:span> — oblast výzkumu a aplikovaných technologií zabývající se dynamikou vnímání, zpracování a transformace kognitivních stavů v reálném čase. Zahrnuje metody měření, analýzy a řízení změn vědomí, pozornosti a emočního stavu.</text:p>
      <text:p text:style-name="P10"><text:span text:style-name="Strong_20_Emphasis">Kognitivní éra</text:span> — období novodobých dějin, započaté zavedením neurorozhraní Synasync a vznikem Synaspace. Znamená přechod od práce s informacemi k řízení pozornosti, myšlení a vnímání.</text:p>
      <text:p text:style-name="P10">Charakteristická je rezignace na individuální myšlení ve prospěch procesně-konformního chování, dominance protokolárních kognitivních praktik, automatizace emoční a sociální inteligence a standardizace kreativity prostřednictvím kognitivního inženýrství.</text:p>
      <text:p text:style-name="P10"><text:span text:style-name="Strong_20_Emphasis">Megavěž</text:span> — základní vertikální struktura klastru, rozsáhlá multifunkční budova postupně rozšiřovaná o další úrovně.</text:p>
      <text:p text:style-name="P10"><text:span text:style-name="Strong_20_Emphasis">Přechodné oblasti</text:span> — nestabilní území na hranicích hlavních politických a ekonomických zón.</text:p>
      <text:p text:style-name="P10"><text:span text:style-name="Strong_20_Emphasis">Ping</text:span> — krátká systémová diagnostická zpráva ověřující spojení.</text:p>
      <text:p text:style-name="P10"><text:span text:style-name="Strong_20_Emphasis">R-coin (rejtcoin)</text:span> — reputační digitální měna založená na sociálním ratingu a hodnocení kognitivních a empatických interakcí prostřednictvím Synasyncu.</text:p>
      <text:p text:style-name="P10"><text:span text:style-name="Strong_20_Emphasis">Safetalk</text:span> — souhrnné označení pro povinné workshopy zaměřené na korporátní bezpečnost.</text:p>
      <text:p text:style-name="P10"><text:span text:style-name="Strong_20_Emphasis">Synaptic Hygiene</text:span> — kurz základů bezpečného fungování v synorealitě.</text:p>
      <text:p text:style-name="P10"><text:span text:style-name="Strong_20_Emphasis">Synasync (Sync, Synka)</text:span> — neurorozhraní nové generace umožňující připojení k digitálním prostředím prostřednictvím vizuálních, auditivních a kognitivních kanálů.</text:p>
      <text:p text:style-name="P10">Slouží jako základ pro Synaspace, Synascape a synorealitu.</text:p>
      <text:p text:style-name="P10"><text:soft-page-break/>Podle článku 30.1 (dodatek k Všeobecné deklaraci lidských práv, revize 2046) je Synasync povinný pro všechny občany a zároveň základním právem:</text:p>
      <text:p text:style-name="P10">Každý člověk má nezcizitelné právo na bezpečné, nepřerušované a eticky regulované připojení k systému Synasync za účelem přístupu k informacím, vzdělávání, zachování psychické pohody a účasti na digitální demokracii.</text:p>
      <text:p text:style-name="P10"><text:span text:style-name="Strong_20_Emphasis">Synascape</text:span> — oficiální architektura integrace všech složek Synaspace na úrovni státu, korporací a uživatelů. Definuje standardy synchronizace dat, etické filtrace, bezpečnosti a sdílené empatie.</text:p>
      <text:p text:style-name="P10"><text:span text:style-name="Strong_20_Emphasis">Synaspace</text:span> — digitální prostředí kognitivní interakce mezi člověkem a systémy. Vzniklo spojením neurorozhraní Synasync s výpočetní infrastrukturou a senzorickými daty.</text:p>
      <text:p text:style-name="P10">Zahrnuje všechny každodenní činnosti — od práce a komunikace po spánek a učení.</text:p>
      <text:p text:style-name="P10">Nečlení se na AR, VR ani CR — uživatel je v něm vždy plně přítomen.</text:p>
      <text:p text:style-name="P10"><text:span text:style-name="Strong_20_Emphasis">Syncast</text:span> — přenos vizuálního, auditivního nebo kognitivního obsahu přímo do Synasyncu. Může zahrnovat oficiální i neoficiální vysílání.</text:p>
      <text:p text:style-name="P10"><text:span text:style-name="Strong_20_Emphasis">Snips</text:span> — krátké fragmenty obsahu v libovolném formátu, snadno konzumovatelný informační materiál.</text:p>
      <text:p text:style-name="P10"><text:span text:style-name="Strong_20_Emphasis">Takting</text:span> — slangové označení fyzického (často sexuálního) kontaktu mezi lidmi, s negativním nebo tabuizovaným zabarvením.</text:p>
      <text:p text:style-name="P10"><text:span text:style-name="Strong_20_Emphasis">Trallit</text:span> — zesměšňovat, ironizovat nebo provokovat (v CR nebo hlasem).</text:p>
      <text:p text:style-name="P10"><text:span text:style-name="Strong_20_Emphasis">Fyzit (z angl. visit)</text:span> — fyzická návštěva nebo přítomnost v offline prostoru, v opozici k účasti v Synaspace.</text:p>
      <text:p text:style-name="P10"><text:span text:style-name="Strong_20_Emphasis">Flexway (Flex)</text:span> — modulární dopravní systém založený na autonomních kapslích, schopných dynamicky měnit trasy a sestavy.</text:p>
      <text:p text:style-name="P10"><text:span text:style-name="Strong_20_Emphasis">Flukt</text:span> — krátká interakce aktéra se Synaspace, např. publikace snipu.</text:p>
      <text:p text:style-name="P10"><text:span text:style-name="Strong_20_Emphasis">Hub</text:span> — kompaktní obytný nebo pracovní prostor.</text:p>
      <text:p text:style-name="P10"><text:span text:style-name="Strong_20_Emphasis">Empametr</text:span> — modul rozhraní Synasyncu zobrazující aktuální psychoemoční stav uživatele.</text:p>
      <text:p text:style-name="P10"><text:span text:style-name="Strong_20_Emphasis">Empametrika</text:span> — systém ukazatelů analyzujících kognitivní a emoční vzorce v reálném čase.</text:p>
      <text:p text:style-name="P10"><text:span text:style-name="Strong_20_Emphasis">Empatický vzorec</text:span> — individuální nastavení vnímání a emoční synchronizace prostřednictvím Synasync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ListLabel_20_18" style:display-name="ListLabel 18" style:family="text"/>
    <style:style style:name="ListLabel_20_17" style:display-name="ListLabel 17" style:family="text"/>
    <style:style style:name="ListLabel_20_16" style:display-name="ListLabel 16" style:family="text"/>
    <style:style style:name="ListLabel_20_15" style:display-name="ListLabel 15" style:family="text"/>
    <style:style style:name="ListLabel_20_14" style:display-name="ListLabel 14" style:family="text"/>
    <style:style style:name="ListLabel_20_13" style:display-name="ListLabel 13" style:family="text"/>
    <style:style style:name="ListLabel_20_12" style:display-name="ListLabel 12" style:family="text"/>
    <style:style style:name="ListLabel_20_11" style:display-name="ListLabel 11" style:family="text"/>
    <style:style style:name="ListLabel_20_10" style:display-name="ListLabel 10" style:family="text"/>
    <style:style style:name="ListLabel_20_9" style:display-name="ListLabel 9" style:family="text"/>
    <style:style style:name="ListLabel_20_8" style:display-name="ListLabel 8" style:family="text"/>
    <style:style style:name="ListLabel_20_7" style:display-name="ListLabel 7" style:family="text"/>
    <style:style style:name="ListLabel_20_6" style:display-name="ListLabel 6" style:family="text"/>
    <style:style style:name="ListLabel_20_5" style:display-name="ListLabel 5" style:family="text"/>
    <style:style style:name="ListLabel_20_4" style:display-name="ListLabel 4" style:family="text"/>
    <style:style style:name="ListLabel_20_3" style:display-name="ListLabel 3" style:family="text"/>
    <style:style style:name="ListLabel_20_2" style:display-name="ListLabel 2" style:family="text"/>
    <style:style style:name="ListLabel_20_1" style:display-name="ListLabel 1" style:family="text"/>
    <style:style style:name="Source_20_Text" style:display-name="Source Text" style:family="text">
      <style:text-properties style:font-name="Liberation Mono1" fo:font-family="'Liberation Mono'" style:font-family-generic="roman" style:font-pitch="variable" style:font-name-asian="NSimSun1" style:font-family-asian="NSimSun" style:font-family-generic-asian="system" style:font-pitch-asian="variable" style:font-name-complex="Liberation Mono2" style:font-family-complex="'Liberation Mono'"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5T11:43:46.598085400</meta:creation-date>
    <dc:date>2026-03-26T11:01:52.957637200</dc:date>
    <meta:editing-duration>PT51M19S</meta:editing-duration>
    <meta:editing-cycles>13</meta:editing-cycles>
    <meta:generator>LibreOffice/26.2.1.2$Windows_X86_64 LibreOffice_project/620$Build-2</meta:generator>
    <meta:document-statistic meta:table-count="0" meta:image-count="0" meta:object-count="0" meta:page-count="17" meta:paragraph-count="341" meta:word-count="5561" meta:character-count="39395" meta:non-whitespace-character-count="33944"/>
  </office:meta>
</office:document-meta>
</file>